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/>
    <style:style style:name="T21" style:parent-style-name="Standardnípísmoodstavce" style:family="text">
      <style:text-properties style:font-size-complex="11.5pt"/>
    </style:style>
    <style:style style:name="P22" style:parent-style-name="podpis" style:family="paragraph">
      <style:paragraph-properties fo:text-align="start" fo:margin-left="0in">
        <style:tab-stops/>
      </style:paragraph-properties>
    </style:style>
    <style:style style:name="T23" style:parent-style-name="instrukce" style:family="text">
      <style:text-properties style:use-window-font-color="true"/>
    </style:style>
    <style:style style:name="P24" style:parent-style-name="podpis" style:family="paragraph">
      <style:paragraph-properties fo:text-align="start" fo:margin-left="0in">
        <style:tab-stops/>
      </style:paragraph-properties>
    </style:style>
    <style:style style:name="T25" style:parent-style-name="instrukce" style:family="text">
      <style:text-properties style:use-window-font-color="true"/>
    </style:style>
    <style:style style:name="T26" style:parent-style-name="Standardnípísmoodstavce" style:family="text">
      <style:text-properties style:font-size-complex="11.5pt"/>
    </style:style>
    <style:style style:name="P27" style:parent-style-name="podpis" style:family="paragraph">
      <style:paragraph-properties fo:text-align="start" fo:margin-left="0in">
        <style:tab-stops/>
      </style:paragraph-properties>
    </style:style>
    <style:style style:name="T28" style:parent-style-name="instrukce" style:family="text">
      <style:text-properties style:use-window-font-color="true"/>
    </style:style>
    <style:style style:name="T29" style:parent-style-name="Standardnípísmoodstavce" style:family="text">
      <style:text-properties style:font-size-complex="11.5pt"/>
    </style:style>
    <style:style style:name="P30" style:parent-style-name="podpis" style:family="paragraph">
      <style:paragraph-properties fo:text-align="start" fo:margin-left="0in">
        <style:tab-stops/>
      </style:paragraph-properties>
    </style:style>
    <style:style style:name="T31" style:parent-style-name="instrukce" style:family="text">
      <style:text-properties style:use-window-font-color="true"/>
    </style:style>
    <style:style style:name="T32" style:parent-style-name="Standardnípísmoodstavce" style:family="text">
      <style:text-properties style:font-size-complex="11.5pt"/>
    </style:style>
    <style:style style:name="P33" style:parent-style-name="podpis" style:family="paragraph">
      <style:paragraph-properties fo:text-align="start" fo:margin-left="0in">
        <style:tab-stops/>
      </style:paragraph-properties>
    </style:style>
    <style:style style:name="T34" style:parent-style-name="instrukce" style:family="text">
      <style:text-properties style:use-window-font-color="true"/>
    </style:style>
    <style:style style:name="T35" style:parent-style-name="Standardnípísmoodstavce" style:family="text">
      <style:text-properties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5/2018<text:bookmark-end text:name="Text14"/></text:p>
            <text:p text:style-name="Normální">KVOP-8593/2018<text:bookmark-end text:name="Text2"/></text:p>
            <text:p text:style-name="Normální"><text:bookmark-start text:name="Text6"/>21. 02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J. D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D.,<text:s/></text:p>
      <text:p text:style-name="Základnítext">dne 13. února byla do Kanceláře veřejného ochránce práv doručena Vaše žádost podle zákona č. 106/1999 Sb., o svobodném přístupu k informacím, ve znění pozdějších předpisů, z níž vyplývá, že žádáte veřejnou ochránkyni práv o informace:</text:p>
      <text:list text:style-name="LFO4" text:continue-numbering="true">
        <text:list-item>
          <text:p text:style-name="P17">kdo je za porušování zákonů odpovědný (chcete znát jméno a funkci příslušného úředníka)</text:p>
        </text:list-item>
        <text:list-item>
          <text:p text:style-name="P18">jak Úřad pro ochranu osobních údajů splnil svoji povinnost stanovenou zákonem<text:s/></text:p>
        </text:list-item>
        <text:list-item>
          <text:p text:style-name="P19">proč veřejná ochránkyně práv neřeší Vámi namítané porušování zákona Úřadem městské části Praha 4 a Úřadem pro ochranu osobních údajů.</text:p>
        </text:list-item>
      </text:list>
      <text:p text:style-name="P20">Ve smyslu zákona o svobodném přístupu k informacím,<text:s/><text:span text:style-name="Silné">poskytuj</text:span><text:span text:style-name="Silné">i</text:span><text:span text:style-name="Silné"><text:s/></text:span><text:span text:style-name="Silné">následující<text:s/></text:span><text:span text:style-name="Silné">informace</text:span>:</text:p>
      <text:p text:style-name="Základnítext">Jak Úřad pro ochranu osobních údajů splnil svou zákonnou povinnost (a v jakém rozsahu ji také porušil), Vám sdělil zástupce veřejného ochránce práv ve svém vyrozumění z 18. prosince 2017 sp. zn. 3716/2017/VOP/VBG. Kopii vyrozumění přikládám. <text:s/></text:p>
      <text:p text:style-name="Základnítext">Za porušení zákona, které šetřením zástupce ochránkyně zjistil, je primárně odpovědná předsedkyně Úřadu pro ochranu osobních údajů, JUDr. Ivana Janů.<text:s/></text:p>
      <text:p text:style-name="Základnítext">Proč veřejná ochránkyně neřeší Vámi namítané porušování zákona Úřadem pro ochranu osobních údajů a Úřadu městské části Praha 4 Vám ochránkyně vysvětlovala opakovaně, a to ve svých odpovědích<text:s/><text:span text:style-name="T21">ze dne 19. prosince 2016, sp. zn. 7609/2016/VOP/MV, ze dne 25. ledna 2017, sp. zn. 8305/2016/VOP/MV, ze dne 27. března 2017 sp. zn. 1464/2017/VOP/MV a naposledy ze dne 12. února 2018, sp. zn. 3716/2017/VOP/VBG. Kopie všech odpovědí ochránkyně přikládám.</text:span></text:p>
      <text:p text:style-name="podpis">Mgr. Petra Zdražilová</text:p>
      <text:p text:style-name="podpis">vedoucí sekce právní</text:p>
      <text:h text:style-name="Nadpis1" text:outline-level="1">přílohy:</text:h>
      <text:p text:style-name="P22"><text:span text:style-name="T23">vyrozumění stěžovatele ze dne 18. 12. 2017, sp. zn. 3716/17/VBG</text:span></text:p>
      <text:p text:style-name="P24"><text:span text:style-name="T25">vyrozumění stěžovatele<text:s/></text:span><text:span text:style-name="T26">ze dne 19. prosince 2016, sp. zn. 7609/2016/VOP/MV</text:span></text:p>
      <text:p text:style-name="P27"><text:span text:style-name="T28">vyrozumění stěžovatele<text:s/></text:span><text:span text:style-name="T29">ze dne 25. ledna 2017, sp. zn. 8305/2016/VOP/MV</text:span></text:p>
      <text:p text:style-name="P30"><text:span text:style-name="T31">vyrozumění stěžovatele<text:s/></text:span><text:span text:style-name="T32">ze dne 27. března 2017 sp. zn. 1464/2017/VOP/MV<text:s/></text:span></text:p>
      <text:p text:style-name="P33"><text:span text:style-name="T34">vyrozumění stěžovatele<text:s/></text:span><text:span text:style-name="T35">ze dne 12. února 2018, sp. zn. 3716/2017/VOP/VB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BB29*</text:span>*KVOPX008BB29*</text:p>
        <text:p text:style-name="P12"><text:span text:style-name="T13">KVOPX008BB29</text:span>KVOPX008BB29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3-16T10:11:00Z</meta:creation-date>
    <dc:date>2018-03-16T10:11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4" meta:word-count="305" meta:character-count="2104" meta:row-count="15" meta:non-whitespace-character-count="1803"/>
  </office:meta>
</office:document-meta>
</file>